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4925in" fo:margin-right="0in" fo:text-align="start" style:justify-single-word="false" fo:widows="1" fo:text-indent="0in" style:auto-text-indent="false"/>
      <style:text-properties fo:font-size="12pt" fo:font-weight="normal" officeooo:rsid="00022636" officeooo:paragraph-rsid="00022636" style:font-size-asian="10.5pt" style:font-weight-asian="normal" style:font-size-complex="12pt" style:font-weight-complex="normal"/>
    </style:style>
    <style:style style:name="P2" style:family="paragraph" style:parent-style-name="Standard">
      <style:paragraph-properties fo:margin-left="0.4925in" fo:margin-right="0in" fo:text-align="start" style:justify-single-word="false" fo:widows="1" fo:text-indent="0in" style:auto-text-indent="false"/>
      <style:text-properties fo:font-size="12pt" fo:font-weight="normal" officeooo:rsid="00036702" officeooo:paragraph-rsid="00036702" style:font-size-asian="10.5pt" style:font-weight-asian="normal" style:font-size-complex="12pt" style:font-weight-complex="normal"/>
    </style:style>
    <style:style style:name="P3" style:family="paragraph" style:parent-style-name="Standard">
      <style:paragraph-properties fo:margin-left="0.4925in" fo:margin-right="0in" fo:text-align="start" style:justify-single-word="false" fo:widows="1" fo:text-indent="0in" style:auto-text-indent="false"/>
      <style:text-properties fo:font-size="12pt" fo:font-weight="normal" officeooo:rsid="0005aace" officeooo:paragraph-rsid="0005aace" style:font-size-asian="10.5pt" style:font-weight-asian="normal" style:font-size-complex="12pt" style:font-weight-complex="normal"/>
    </style:style>
    <style:style style:name="P4" style:family="paragraph" style:parent-style-name="Standard">
      <style:paragraph-properties fo:margin-left="0in" fo:margin-right="0in" fo:text-align="center" style:justify-single-word="false" fo:widows="1" fo:text-indent="0in" style:auto-text-indent="false"/>
      <style:text-properties fo:font-variant="normal" fo:text-transform="none" fo:color="#000000" style:font-name="Times New Roman" fo:font-size="16pt" fo:letter-spacing="normal" fo:font-style="normal" fo:font-weight="bold" officeooo:rsid="0001119f" officeooo:paragraph-rsid="0001119f"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1a6ee" officeooo:paragraph-rsid="0001a6ee" style:font-size-asian="10.5pt" style:font-weight-asian="normal" style:font-size-complex="12pt" style:font-weight-complex="normal"/>
    </style:style>
    <style:style style:name="P6"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bold" officeooo:rsid="0001a6ee" officeooo:paragraph-rsid="0001a6ee" style:font-size-asian="10.5pt" style:font-weight-asian="bold" style:font-size-complex="12pt" style:font-weight-complex="bold"/>
    </style:style>
    <style:style style:name="P7" style:family="paragraph" style:parent-style-name="Standard">
      <style:paragraph-properties fo:margin-left="0in" fo:margin-right="0in" fo:text-align="start" style:justify-single-word="false" fo:widows="1" fo:text-indent="0in" style:auto-text-indent="false" fo:break-before="page"/>
      <style:text-properties fo:font-variant="normal" fo:text-transform="none" fo:color="#000000" style:font-name="Times New Roman" fo:font-size="12pt" fo:letter-spacing="normal" fo:font-style="normal" fo:font-weight="bold" officeooo:rsid="0001a6ee" officeooo:paragraph-rsid="0001a6ee" style:font-size-asian="10.5pt" style:font-weight-asian="bold" style:font-size-complex="12pt" style:font-weight-complex="bold"/>
    </style:style>
    <style:style style:name="P8"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1a6ee" officeooo:paragraph-rsid="0001a6ee" style:font-size-asian="10.5pt" style:font-weight-asian="normal" style:font-size-complex="12pt" style:font-weight-complex="normal"/>
    </style:style>
    <style:style style:name="P9"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2b488" officeooo:paragraph-rsid="00022636" style:font-size-asian="10.5pt" style:font-weight-asian="normal" style:font-size-complex="12pt" style:font-weight-complex="normal"/>
    </style:style>
    <style:style style:name="P10"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5aace" officeooo:paragraph-rsid="00036702" style:font-size-asian="10.5pt" style:font-weight-asian="normal" style:font-size-complex="12pt" style:font-weight-complex="normal"/>
    </style:style>
    <style:style style:name="P11"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8e08d" officeooo:paragraph-rsid="0008e08d" style:font-size-asian="10.5pt" style:font-weight-asian="normal" style:font-size-complex="12pt" style:font-weight-complex="normal"/>
    </style:style>
    <style:style style:name="T1" style:family="text">
      <style:text-properties fo:font-variant="normal" fo:text-transform="none" fo:color="#000000" style:font-name="Times New Roman" fo:letter-spacing="normal" fo:font-style="normal"/>
    </style:style>
    <style:style style:name="T2" style:family="text">
      <style:text-properties fo:font-variant="normal" fo:text-transform="none" fo:color="#000000" style:font-name="Times New Roman" fo:letter-spacing="normal" fo:font-style="normal" officeooo:rsid="0002b488"/>
    </style:style>
    <style:style style:name="T3" style:family="text">
      <style:text-properties fo:font-variant="normal" fo:text-transform="none" fo:color="#000000" style:font-name="Times New Roman" fo:letter-spacing="normal" fo:font-style="normal" officeooo:rsid="0005aace"/>
    </style:style>
    <style:style style:name="T4" style:family="text">
      <style:text-properties fo:font-variant="normal" fo:text-transform="none" fo:color="#000000" style:font-name="Times New Roman" fo:letter-spacing="normal" fo:font-style="normal" officeooo:rsid="000aa132"/>
    </style:style>
    <style:style style:name="T5" style:family="text">
      <style:text-properties fo:font-variant="normal" fo:text-transform="none" fo:color="#000000" style:font-name="FreeMono" fo:letter-spacing="normal" fo:font-style="normal"/>
    </style:style>
    <style:style style:name="T6" style:family="text">
      <style:text-properties fo:font-variant="normal" fo:text-transform="none" fo:color="#000000" style:font-name="Liberation Serif"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MPLE ARITHMETIC</text:p>
      <text:p text:style-name="P4"/>
      <text:p text:style-name="P4">Lab 3</text:p>
      <text:p text:style-name="P4"/>
      <text:p text:style-name="P4"/>
      <text:p text:style-name="P4"/>
      <text:p text:style-name="P4"/>
      <text:p text:style-name="P4">SUBMITTED BY:</text:p>
      <text:p text:style-name="P4"/>
      <text:p text:style-name="P4">CODY BROOKS</text:p>
      <text:p text:style-name="P4"/>
      <text:p text:style-name="P4">SUBMISSION DATE:</text:p>
      <text:p text:style-name="P4"/>
      <text:p text:style-name="P4"/>
      <text:p text:style-name="P4">2015-09-23</text:p>
      <text:p text:style-name="P7">Problem</text:p>
      <text:p text:style-name="P8">The purpose of Problem 1 was to learn and practice debugging skills by looking at code that someone else already wrote and looking for errors.</text:p>
      <text:p text:style-name="P8"/>
      <text:p text:style-name="P8">Problem 2 exercised our understanding of how the GCC compiler performs arithmetic functions, specifically numeric data types and order of operations.</text:p>
      <text:p text:style-name="P8"/>
      <text:p text:style-name="P8">Problem 3 showed us how multiple programs can be ran together to result in a more desirable outcome as well as the ability to look at another person's undocumented code and try to figure out what it's purpose and function is.</text:p>
      <text:p text:style-name="P5"/>
      <text:p text:style-name="P6">Analysis</text:p>
      <text:p text:style-name="P1"><text:span text:style-name="T1">Problem 1: The primary constraint was the code that was provided. We had to use the existing code and fix the errors to solve the problem.</text:span><text:span text:style-name="T2"> There was no input to the program itself, and the expected output was simple arithmetic. However, from a different perspective the code given to us, the engineers, was the input and the expected output was error-less code. We had to assume that nothing in the program worked and carefully pay attention to the compiler's error messages in order to properly identify what the actual problems were.</text:span></text:p>
      <text:p text:style-name="P9"/>
      <text:p text:style-name="P2"><text:span text:style-name="T1">Problem 2: </text:span><text:span text:style-name="T3">The constraints of this problem was that we had to use the given syntax to calculate simple arithmetic. Like Problem 1, there was no input to the program but the input to the engineers was a list of equations </text:span><text:span text:style-name="T4">which may or may not have had correct syntax</text:span><text:span text:style-name="T3">. The output of the program was the values calculated from each given equation. </text:span></text:p>
      <text:p text:style-name="P10"/>
      <text:p text:style-name="P3"><text:span text:style-name="T1">Problem 3: The constraints of this problem lied in the code we were given. We were given both the code to interpret the data coming from the Esplora as well as the code that translates the data from </text:span><text:span text:style-name="T5">explore.exe</text:span><text:span text:style-name="T1"> into data that is more readable and easier to understand. The input of <text:s/></text:span><text:span text:style-name="T5"><text:s/>explore.exe</text:span><text:span text:style-name="T6"> is data from the Esplora via the computer's COM port. The output is raw numeric data describing the Esplora's acceleration. The input for </text:span><text:span text:style-name="T5">lab3-3.c</text:span><text:span text:style-name="T6"> is the raw data from </text:span><text:span text:style-name="T5">explore.exe</text:span><text:span text:style-name="T6">. The output is data that is formatted to be more readable, including text that describes what each set of numbers means.</text:span></text:p>
      <text:p text:style-name="P5"/>
      <text:p text:style-name="P6">Design</text:p>
      <text:p text:style-name="P11">Problem 1:</text:p>
      <text:p text:style-name="P11"/>
      <text:p text:style-name="P11">Problem 2: </text:p>
      <text:p text:style-name="P11"/>
      <text:p text:style-name="P11">Problem 3:</text:p>
      <text:p text:style-name="P5"/>
      <text:p text:style-name="P6">Testing</text:p>
      <text:p text:style-name="P5"/>
      <text:p text:style-name="P5"/>
      <text:p text:style-name="P6">Com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mfortaa" fo:font-family="Comfortaa"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ntarell" fo:font-family="Cantarell"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ntarell" fo:font-family="Cantarell"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ntarell" fo:font-family="Cantarell"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dy Brooks</meta:initial-creator>
    <meta:creation-date>2015-09-23T10:42:27.224788603</meta:creation-date>
    <dc:date>2015-09-23T21:24:54.117293568</dc:date>
    <dc:creator>Cody Brooks</dc:creator>
    <meta:editing-duration>PT3H10S</meta:editing-duration>
    <meta:editing-cycles>7</meta:editing-cycles>
    <meta:generator>LibreOffice/4.4.5.2$Linux_X86_64 LibreOffice_project/40$Build-2</meta:generator>
    <meta:document-statistic meta:table-count="0" meta:image-count="0" meta:object-count="0" meta:page-count="2" meta:paragraph-count="20" meta:word-count="368" meta:character-count="2130" meta:non-whitespace-character-count="1778"/>
  </office:meta>
</office:document-meta>
</file>